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E200000132AE2C8DBD4A3680B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.937cm, 1.759cm, 1.158cm, 4.821cm)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4cm" fo:min-width="24.64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602cm" fo:min-width="24.647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style:font-name="Latin Modern Sans Demi Cond" fo:font-size="28pt" style:font-size-asian="28pt" style:font-size-complex="28pt"/>
    </style:style>
    <style:style style:name="T1" style:family="text">
      <style:text-properties style:font-name="Latin Modern Sans Demi C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frame draw:style-name="gr1" draw:text-style-name="P1" draw:layer="layout" svg:width="25.197cm" svg:height="6.104cm" svg:x="3.013cm" svg:y="1.221cm">
                  <draw:image xlink:href="Pictures/10000000000005E200000132AE2C8DBD4A3680B0.png" xlink:type="simple" xlink:show="embed" xlink:actuate="onLoad" draw:mime-type="image/png">
                    <text:p/>
                  </draw:image>
                </draw:frame>
                <draw:custom-shape draw:style-name="gr2" draw:text-style-name="P2" draw:layer="layout" svg:width="25.141cm" svg:height="0.954cm" svg:x="2.2cm" svg:y="7.1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3" draw:text-style-name="P3" draw:layer="layout" svg:width="25.199cm" svg:height="6.904cm" svg:x="3.013cm" svg:y="1.05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4" draw:text-style-name="P5" draw:layer="layout" svg:width="5.502cm" svg:height="1.859cm" svg:x="23.523cm" svg:y="7.851cm">
            <draw:text-box>
              <text:p text:style-name="P4"><text:span text:style-name="T1">Time (ns)</text:span></text:p>
            </draw:text-box>
          </draw:frame>
          <draw:frame draw:style-name="gr5" draw:text-style-name="P5" draw:layer="layout" svg:width="7.636cm" svg:height="1.86cm" draw:transform="rotate (1.5707963267949) translate (0.875cm 7.926cm)">
            <draw:text-box>
              <text:p text:style-name="P4"><text:span text:style-name="T1">Amplitude (mV)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22T23:09:39.599460339</meta:creation-date>
    <dc:date>2020-10-22T23:14:27.090600392</dc:date>
    <meta:editing-duration>PT4M47S</meta:editing-duration>
    <meta:editing-cycles>1</meta:editing-cycles>
    <meta:document-statistic meta:object-count="9"/>
    <meta:generator>LibreOffice/7.0.2.2$Linux_X86_64 LibreOffice_project/00$Build-2</meta:generator>
  </office:meta>
</office:document-meta>
</file>